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zcionka tekstu podstawowego" svg:font-family="'Czcionka tekstu podstawoweg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zcionka tekstu podstawoweg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zcionka tekstu podstawowego" style:font-size-asian="11pt" style:language-asian="none" style:country-asian="none" style:font-style-asian="normal" style:font-weight-asian="normal" style:font-name-complex="Czcionka tekstu podstawoweg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zcionka tekstu podstawoweg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zcionka tekstu podstawowego" style:font-size-asian="11pt" style:language-asian="none" style:country-asian="none" style:font-style-asian="normal" style:font-weight-asian="normal" style:font-name-complex="Czcionka tekstu podstawoweg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Vegetables</text:p>
          </table:table-cell>
          <table:table-cell table:style-name="ce1" office:value-type="string" calcext:value-type="string">
            <text:p>Average vegetable consumption (kg)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zcionka tekstu podstawowego" svg:font-family="'Czcionka tekstu podstawoweg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1:46:27.801000000</meta:creation-date>
    <dc:date>2020-06-03T21:49:24.149000000</dc:date>
    <meta:editing-duration>PT3M1S</meta:editing-duration>
    <meta:editing-cycles>1</meta:editing-cycles>
    <meta:document-statistic meta:table-count="1" meta:cell-count="26" meta:object-count="0"/>
    <meta:generator>LibreOffice/6.4.2.2$Windows_X86_64 LibreOffice_project/4e471d8c02c9c90f512f7f9ead8875b57fcb1ec3</meta:generator>
  </office:meta>
</office:document-meta>
</file>